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Tabla4" style:family="table">
      <style:table-properties style:width="16.695cm" table:align="margins" style:writing-mode="lr-tb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55pt solid #000080"/>
    </style:style>
    <style:style style:name="Tabla5" style:family="table">
      <style:table-properties style:width="16.695cm" table:align="margins" style:writing-mode="lr-tb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55pt solid #000080"/>
    </style:style>
    <style:style style:name="Tabla6" style:family="table">
      <style:table-properties style:width="16.695cm" table:align="margins" style:writing-mode="lr-tb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55pt solid #000080"/>
    </style:style>
    <style:style style:name="Tabla7" style:family="table">
      <style:table-properties style:width="16.695cm" table:align="margins" style:writing-mode="lr-tb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55pt solid #000080"/>
    </style:style>
    <style:style style:name="Tabla14" style:family="table">
      <style:table-properties style:width="16.695cm" table:align="margins" style:writing-mode="lr-tb"/>
    </style:style>
    <style:style style:name="Tabla14.A" style:family="table-column">
      <style:table-column-properties style:column-width="16.695cm" style:rel-column-width="65535*"/>
    </style:style>
    <style:style style:name="Tabla14.A1" style:family="table-cell">
      <style:table-cell-properties fo:padding="0.097cm" fo:border="0.55pt solid #000080"/>
    </style:style>
    <style:style style:name="Tabla8" style:family="table">
      <style:table-properties style:width="15.771cm" table:align="right" style:writing-mode="lr-tb"/>
    </style:style>
    <style:style style:name="Tabla8.A" style:family="table-column">
      <style:table-column-properties style:column-width="15.771cm"/>
    </style:style>
    <style:style style:name="Tabla8.A1" style:family="table-cell">
      <style:table-cell-properties fo:padding="0.097cm" fo:border="0.55pt solid #000080"/>
    </style:style>
    <style:style style:name="Tabla9" style:family="table">
      <style:table-properties style:width="15.771cm" table:align="right" style:writing-mode="lr-tb"/>
    </style:style>
    <style:style style:name="Tabla9.A" style:family="table-column">
      <style:table-column-properties style:column-width="15.771cm"/>
    </style:style>
    <style:style style:name="Tabla9.A1" style:family="table-cell">
      <style:table-cell-properties fo:padding="0.097cm" fo:border="0.55pt solid #000080"/>
    </style:style>
    <style:style style:name="Tabla10" style:family="table">
      <style:table-properties style:width="15.771cm" table:align="right" style:writing-mode="lr-tb"/>
    </style:style>
    <style:style style:name="Tabla10.A" style:family="table-column">
      <style:table-column-properties style:column-width="15.771cm"/>
    </style:style>
    <style:style style:name="Tabla10.A1" style:family="table-cell">
      <style:table-cell-properties fo:padding="0.097cm" fo:border="0.55pt solid #000080"/>
    </style:style>
    <style:style style:name="Tabla11" style:family="table">
      <style:table-properties style:width="15.771cm" table:align="right" style:writing-mode="lr-tb"/>
    </style:style>
    <style:style style:name="Tabla11.A" style:family="table-column">
      <style:table-column-properties style:column-width="15.771cm"/>
    </style:style>
    <style:style style:name="Tabla11.A1" style:family="table-cell">
      <style:table-cell-properties fo:padding="0.097cm" fo:border="0.55pt solid #000080"/>
    </style:style>
    <style:style style:name="Tabla12" style:family="table">
      <style:table-properties style:width="15.771cm" table:align="right" style:writing-mode="lr-tb"/>
    </style:style>
    <style:style style:name="Tabla12.A" style:family="table-column">
      <style:table-column-properties style:column-width="15.771cm"/>
    </style:style>
    <style:style style:name="Tabla12.A1" style:family="table-cell">
      <style:table-cell-properties fo:padding="0.097cm" fo:border="0.55pt solid #000080"/>
    </style:style>
    <style:style style:name="Tabla13" style:family="table">
      <style:table-properties style:width="15.771cm" table:align="right" style:writing-mode="lr-tb"/>
    </style:style>
    <style:style style:name="Tabla13.A" style:family="table-column">
      <style:table-column-properties style:column-width="15.771cm"/>
    </style:style>
    <style:style style:name="Tabla13.A1" style:family="table-cell">
      <style:table-cell-properties fo:padding="0.097cm" fo:border="0.55pt solid #000080"/>
    </style:style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15" style:family="table">
      <style:table-properties style:width="16.695cm" table:align="margins" style:writing-mode="lr-tb"/>
    </style:style>
    <style:style style:name="Tabla15.A" style:family="table-column">
      <style:table-column-properties style:column-width="16.695cm" style:rel-column-width="65535*"/>
    </style:style>
    <style:style style:name="Tabla15.A1" style:family="table-cell">
      <style:table-cell-properties fo:padding="0.097cm" fo:border="0.55pt solid #000080"/>
    </style:style>
    <style:style style:name="Tabla16" style:family="table">
      <style:table-properties style:width="16.695cm" table:align="margins" style:writing-mode="lr-tb"/>
    </style:style>
    <style:style style:name="Tabla16.A" style:family="table-column">
      <style:table-column-properties style:column-width="16.695cm" style:rel-column-width="65535*"/>
    </style:style>
    <style:style style:name="Tabla16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13a7d7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3a7d7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officeooo:paragraph-rsid="0013a7d7"/>
    </style:style>
    <style:style style:name="P7" style:family="paragraph" style:parent-style-name="Text_20_body">
      <style:paragraph-properties fo:margin-left="0.794cm" fo:margin-right="0cm" fo:text-indent="0cm" style:auto-text-indent="false"/>
    </style:style>
    <style:style style:name="P8" style:family="paragraph" style:parent-style-name="Text_20_body">
      <style:paragraph-properties fo:margin-left="0.794cm" fo:margin-right="0cm" fo:text-indent="0cm" style:auto-text-indent="false"/>
      <style:text-properties officeooo:paragraph-rsid="0013a7d7"/>
    </style:style>
    <style:style style:name="P9" style:family="paragraph" style:parent-style-name="Text_20_body">
      <style:paragraph-properties fo:margin-left="2.498cm" fo:margin-right="0cm" fo:text-indent="-1.524cm" style:auto-text-indent="false"/>
      <style:text-properties officeooo:paragraph-rsid="0013a7d7"/>
    </style:style>
    <style:style style:name="P10" style:family="paragraph" style:parent-style-name="Table_20_Contents">
      <style:text-properties style:font-name="Ubuntu Mono" officeooo:paragraph-rsid="0013a7d7"/>
    </style:style>
    <style:style style:name="P11" style:family="paragraph" style:parent-style-name="Table_20_Contents">
      <style:text-properties style:font-name="Ubuntu Mono" officeooo:paragraph-rsid="00154ef9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18a200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>
      <style:text-properties style:font-name="Arial" officeooo:paragraph-rsid="0013a7d7"/>
    </style:style>
    <style:style style:name="P18" style:family="paragraph" style:parent-style-name="Text_20_body">
      <style:text-properties style:font-name="Arial" officeooo:paragraph-rsid="00154ef9"/>
    </style:style>
    <style:style style:name="P19" style:family="paragraph" style:parent-style-name="Text_20_body">
      <style:text-properties style:font-name="Arial" officeooo:paragraph-rsid="0018a200"/>
    </style:style>
    <style:style style:name="P20" style:family="paragraph" style:parent-style-name="Text_20_body">
      <style:text-properties style:font-name="Arial" style:text-underline-style="solid" style:text-underline-width="auto" style:text-underline-color="font-color" officeooo:paragraph-rsid="0018a200"/>
    </style:style>
    <style:style style:name="P21" style:family="paragraph" style:parent-style-name="Text_20_body">
      <style:text-properties officeooo:paragraph-rsid="0018a200"/>
    </style:style>
    <style:style style:name="P22" style:family="paragraph" style:parent-style-name="Text_20_body" style:list-style-name="L1">
      <style:paragraph-properties fo:margin-top="0cm" fo:margin-bottom="0cm" style:contextual-spacing="false"/>
    </style:style>
    <style:style style:name="P23" style:family="paragraph" style:parent-style-name="Text_20_body" style:list-style-name="L2">
      <style:paragraph-properties fo:margin-top="0cm" fo:margin-bottom="0cm" style:contextual-spacing="false"/>
    </style:style>
    <style:style style:name="P24" style:family="paragraph" style:parent-style-name="Text_20_body">
      <style:paragraph-properties fo:margin-left="0.794cm" fo:margin-right="0cm" fo:text-indent="0cm" style:auto-text-indent="false"/>
      <style:text-properties style:font-name="Arial" officeooo:paragraph-rsid="0013a7d7"/>
    </style:style>
    <style:style style:name="P25" style:family="paragraph" style:parent-style-name="Table_20_Contents">
      <style:text-properties style:font-name="Ubuntu Mono" officeooo:paragraph-rsid="0018a200"/>
    </style:style>
    <style:style style:name="P26" style:family="paragraph" style:parent-style-name="Heading_20_3">
      <style:text-properties style:font-name="Arial"/>
    </style:style>
    <style:style style:name="P27" style:family="paragraph" style:parent-style-name="Heading_20_4">
      <style:text-properties officeooo:paragraph-rsid="0018a200"/>
    </style:style>
    <style:style style:name="P28" style:family="paragraph" style:parent-style-name="Heading_20_2">
      <style:text-properties style:font-name="Ari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8a20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weight="bold" officeooo:rsid="00154ef9" style:font-weight-asian="bold" style:font-weight-complex="bold"/>
    </style:style>
    <style:style style:name="T8" style:family="text">
      <style:text-properties style:font-name="Arial" fo:font-weight="bold" officeooo:rsid="0018a200" style:font-weight-asian="bold" style:font-weight-complex="bold"/>
    </style:style>
    <style:style style:name="T9" style:family="text">
      <style:text-properties style:font-name="Arial" fo:font-weight="bold" officeooo:rsid="0018b4f0" style:font-weight-asian="bold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officeooo:rsid="0018a200"/>
    </style:style>
    <style:style style:name="T12" style:family="text">
      <style:text-properties style:font-name="Arial" officeooo:rsid="0018b4f0"/>
    </style:style>
    <style:style style:name="T13" style:family="text">
      <style:text-properties officeooo:rsid="000db8c5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weight="bold" style:font-weight-asian="bold" style:font-weight-complex="bold"/>
    </style:style>
    <style:style style:name="T16" style:family="text">
      <style:text-properties style:font-name="courier new" fo:font-weight="bold" officeooo:rsid="0018a200" style:font-weight-asian="bold" style:font-weight-complex="bold"/>
    </style:style>
    <style:style style:name="T17" style:family="text">
      <style:text-properties style:font-name="courier new" officeooo:rsid="0018a200"/>
    </style:style>
    <style:style style:name="T18" style:family="text">
      <style:text-properties officeooo:rsid="001246b6"/>
    </style:style>
    <style:style style:name="T19" style:family="text">
      <style:text-properties officeooo:rsid="00154ef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4">UT<text:span text:style-name="T13">4</text:span>. Actividad <text:span text:style-name="T18">15</text:span></text:p>
      <text:p text:style-name="P3"/>
      <text:h text:style-name="P28" text:outline-level="2">Configuración de la red en Linux. Consolidación</text:h>
      <text:p text:style-name="Text_20_body"><text:span text:style-name="T6">En una máquina virtual de Ubuntu sin entorno gráfico realiza las acciones que se indican. Los apuntes para configurar la red en Ubuntu los tienes en el siguiente </text:span><text:a xlink:type="simple" xlink:href="http://smr.iesharia.org/wiki/doku.php/rede:ut4:configuracion_red"><text:span text:style-name="T6">enlace</text:span></text:a><text:span text:style-name="T6">. Deberás entregar un documento de texto en el que se especifique, para cada apartado, los comandos ejecutados y el resultado de las comprobaciones en forma de capturas de pantalla. No olvides usar una fuente monoespaciada cuando insertes el resultado de ejecutar comandos</text:span></text:p>
      <text:h text:style-name="P26" text:outline-level="3">Pasos</text:h>
      <text:h text:style-name="Heading_20_4" text:outline-level="4"><text:span text:style-name="T6">Configuración IPv6</text:span></text:h>
      <text:p text:style-name="Text_20_body"><text:span text:style-name="T11">1</text:span><text:span text:style-name="T6">. Configura de forma</text:span><text:span text:style-name="Strong_20_Emphasis"><text:span text:style-name="T6"> estática temporal</text:span></text:span><text:span text:style-name="T6"> la red en tu equipo con los siguientes parámetros:</text:span></text:p>
      <text:list xml:id="list1454250695030964504" text:style-name="L1">
        <text:list-item>
          <text:p text:style-name="P22"><text:span text:style-name="Strong_20_Emphasis"><text:span text:style-name="T6">Dirección IP</text:span></text:span><text:span text:style-name="T6">:</text:span> <text:span text:style-name="T14">2001:</text:span><text:span text:style-name="T17">6</text:span><text:span text:style-name="T14">00::</text:span><text:span text:style-name="T15">x</text:span> <text:span text:style-name="T19">← </text:span><text:span text:style-name="T6"><text:s/>donde x es tu número de equipo</text:span></text:p>
        </text:list-item>
        <text:list-item>
          <text:p text:style-name="P22"><text:span text:style-name="Strong_20_Emphasis"><text:span text:style-name="T6">Máscara de red</text:span></text:span><text:span text:style-name="T6">:</text:span> <text:span text:style-name="T14">64</text:span> bits</text:p>
        </text:list-item>
        <text:list-item>
          <text:p text:style-name="P15"><text:span text:style-name="Strong_20_Emphasis"><text:span text:style-name="T6">Puerta de enlace</text:span></text:span><text:span text:style-name="T6">:</text:span> <text:span text:style-name="T14">2001:</text:span><text:span text:style-name="T17">6</text:span><text:span text:style-name="T14">00::</text:span><text:span text:style-name="T17">ffff</text:span></text:p>
        </text:list-item>
      </text:list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/>
            <text:p text:style-name="P10"/>
          </table:table-cell>
        </table:table-row>
      </table:table>
      <text:p text:style-name="Text_20_body"><text:span text:style-name="Source_20_Text"/></text:p>
      <text:p text:style-name="P5">Ejecuta comandos para comprobar que los parámetros han sido bien configurados (inserta comando y resultados en documento)</text:p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10"/>
            <text:p text:style-name="P10"/>
          </table:table-cell>
        </table:table-row>
      </table:table>
      <text:p text:style-name="Text_20_body"/>
      <text:p text:style-name="P6">Comprueba haciendo ping a un compañero (inserta comando y resultados en documento)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0"/>
            <text:p text:style-name="P10"/>
          </table:table-cell>
        </table:table-row>
      </table:table>
      <text:p text:style-name="P9"><text:span text:style-name="Source_20_Text"><text:span text:style-name="T10"/></text:span></text:p>
      <text:p text:style-name="Text_20_body"><text:span text:style-name="T11">2</text:span><text:span text:style-name="T6">. Configura de forma</text:span><text:span text:style-name="Strong_20_Emphasis"><text:span text:style-name="T6"> estática permanente</text:span></text:span><text:span text:style-name="T6"> la red en tu equipo con los siguientes parámetros:</text:span></text:p>
      <text:list xml:id="list3768764223691234955" text:style-name="L2">
        <text:list-item>
          <text:p text:style-name="P23"><text:span text:style-name="Strong_20_Emphasis"><text:span text:style-name="T6">Dirección IP</text:span></text:span><text:span text:style-name="T6">:</text:span> <text:span text:style-name="T14">2001:</text:span><text:span text:style-name="T17">aa01</text:span><text:span text:style-name="T14">::x</text:span> <text:span text:style-name="T19">← </text:span><text:s/><text:span text:style-name="T6">donde x es tu número de equipo</text:span></text:p>
        </text:list-item>
        <text:list-item>
          <text:p text:style-name="P23"><text:span text:style-name="Strong_20_Emphasis"><text:span text:style-name="T6">Máscara de red</text:span></text:span><text:span text:style-name="T6">:</text:span> <text:span text:style-name="T14">64</text:span> bits</text:p>
        </text:list-item>
        <text:list-item>
          <text:p text:style-name="P23"><text:span text:style-name="Strong_20_Emphasis"><text:span text:style-name="T6">Puerta de enlace</text:span></text:span><text:span text:style-name="T6">: </text:span><text:span text:style-name="T14">2001:</text:span><text:span text:style-name="T17">aa01</text:span><text:span text:style-name="T14">::BB</text:span></text:p>
        </text:list-item>
        <text:list-item>
          <text:p text:style-name="P16"><text:soft-page-break/><text:span text:style-name="Strong_20_Emphasis"><text:span text:style-name="T6">Servidores de DNS</text:span></text:span><text:span text:style-name="T6">:</text:span> <text:span text:style-name="T14">2001:4860:4860::8888 2001:4860:4860::8844</text:span></text:p>
        </text:list-item>
      </text:list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10"/>
            <text:p text:style-name="P10"/>
          </table:table-cell>
        </table:table-row>
      </table:table>
      <text:p text:style-name="P6">Ejecuta comandos para comprobar que los parámetros han sido bien configurados (inserta comando y resultados en documento)</text:p>
      <text:p text:style-name="P1"/>
      <table:table table:name="Tabla6" table:style-name="Tabla6">
        <table:table-column table:style-name="Tabla6.A"/>
        <table:table-row>
          <table:table-cell table:style-name="Tabla6.A1" office:value-type="string">
            <text:p text:style-name="P10"/>
            <text:p text:style-name="P10"/>
          </table:table-cell>
        </table:table-row>
      </table:table>
      <text:p text:style-name="P6">Comprueba haciendo ping a un compañero (inserta comando y resultados en documento).</text:p>
      <text:p text:style-name="P1"/>
      <table:table table:name="Tabla7" table:style-name="Tabla7">
        <table:table-column table:style-name="Tabla7.A"/>
        <table:table-row>
          <table:table-cell table:style-name="Tabla7.A1" office:value-type="string">
            <text:p text:style-name="P10"/>
            <text:p text:style-name="P10"/>
          </table:table-cell>
        </table:table-row>
      </table:table>
      <text:p text:style-name="P18">Averigua a que empresa pertenecen los servidores de DNS que hemos utilizado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1"/>
            <text:p text:style-name="P11"/>
          </table:table-cell>
        </table:table-row>
      </table:table>
      <text:h text:style-name="P27" text:outline-level="4"><text:span text:style-name="T6">Configuración IPv</text:span><text:span text:style-name="T11">4</text:span></text:h>
      <text:p text:style-name="P21"><text:span text:style-name="T11">3</text:span><text:span text:style-name="T6">. Configura de forma</text:span><text:span text:style-name="Strong_20_Emphasis"><text:span text:style-name="T6"> </text:span></text:span><text:span text:style-name="Strong_20_Emphasis"><text:span text:style-name="T11">dinámica</text:span></text:span><text:span text:style-name="Strong_20_Emphasis"><text:span text:style-name="T6"> permanente</text:span></text:span><text:span text:style-name="T6"> la red.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5"/>
            <text:p text:style-name="P25"/>
          </table:table-cell>
        </table:table-row>
      </table:table>
      <text:p text:style-name="P20"><text:span text:style-name="T6"/></text:p>
      <text:p text:style-name="P21"><text:span text:style-name="T6">Ejecuta comandos para comprobar que los parámetros han sido bien configurados (inserta comando y resultados en documento)</text:span></text:p>
      <text:p text:style-name="P13"/>
      <table:table table:name="Tabla1" table:style-name="Tabla1">
        <table:table-column table:style-name="Tabla1.A"/>
        <table:table-row>
          <table:table-cell table:style-name="Tabla1.A1" office:value-type="string">
            <text:p text:style-name="P25"/>
            <text:p text:style-name="P25"/>
          </table:table-cell>
        </table:table-row>
      </table:table>
      <text:p text:style-name="P19">Comprueba haciendo ping a un compañero (inserta comando y resultados en documento).</text:p>
      <text:p text:style-name="P1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5"/>
            <text:p text:style-name="P25"/>
          </table:table-cell>
        </table:table-row>
      </table:table>
      <text:p text:style-name="P19"><text:span text:style-name="T6"/></text:p>
      <text:h text:style-name="Heading_20_4" text:outline-level="4">Subredes</text:h>
      <text:p text:style-name="Text_20_body"><text:span text:style-name="T11">3</text:span><text:span text:style-name="T6">. Vamos a dividir el aula en varias subredes. A partir de la dirección de red de </text:span><text:span text:style-name="Strong_20_Emphasis"><text:span text:style-name="T6">clase B</text:span></text:span><text:span text:style-name="T6"> </text:span><text:span text:style-name="T15">1</text:span><text:span text:style-name="T16">9</text:span><text:span text:style-name="T15">2.</text:span><text:span text:style-name="T16">168</text:span><text:span text:style-name="T15">.</text:span><text:span text:style-name="T16">10</text:span><text:span text:style-name="T15">0.0/</text:span><text:span text:style-name="T16">24</text:span> <text:span text:style-name="T6">deberemos obtener </text:span><text:span text:style-name="T8">16</text:span><text:span text:style-name="T6"> subredes.</text:span></text:p>
      <text:p text:style-name="P8"><text:span text:style-name="T6">a ) Averigua la </text:span><text:span text:style-name="Strong_20_Emphasis"><text:span text:style-name="T6">dirección de red</text:span></text:span><text:span text:style-name="T6"> y de </text:span><text:span text:style-name="Strong_20_Emphasis"><text:span text:style-name="T6">difusión</text:span></text:span><text:span text:style-name="T6"> de cada una de las subredes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0"/>
            <text:p text:style-name="P10"><text:soft-page-break/></text:p>
          </table:table-cell>
        </table:table-row>
      </table:table>
      <text:p text:style-name="P8"><text:span text:style-name="Source_20_Text"><text:span text:style-name="T10"/></text:span></text:p>
      <text:p text:style-name="P8"><text:span text:style-name="T6">b) Averigua la dirección que podríamos asignar al </text:span><text:span text:style-name="Strong_20_Emphasis"><text:span text:style-name="T6">primer</text:span></text:span><text:span text:style-name="T6"> y al </text:span><text:span text:style-name="Strong_20_Emphasis"><text:span text:style-name="T6">último</text:span></text:span><text:span text:style-name="T6"> equipo de cada subred.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"/>
            <text:p text:style-name="P10"/>
          </table:table-cell>
        </table:table-row>
      </table:table>
      <text:p text:style-name="P8"><text:span text:style-name="Source_20_Text"><text:span text:style-name="T10"/></text:span></text:p>
      <text:p text:style-name="P7"><text:span text:style-name="T6">c) Vamos a dividir la clase de </text:span><text:span text:style-name="T11">tres</text:span><text:span text:style-name="T6"> en </text:span><text:span text:style-name="T11">tres</text:span><text:span text:style-name="T6"> alumnos de forma que cada grupo de cuatro esté en la misma subred. </text:span><text:span text:style-name="T12">Las redes las utilizaremos en orden inverso, empezando por la última</text:span><text:span text:style-name="T6">. Esto quiere decir, que si </text:span><text:span text:style-name="Strong_20_Emphasis"><text:span text:style-name="T6">x</text:span></text:span><text:span text:style-name="T6"> es tu número en la clase, los alumnos </text:span><text:span text:style-name="Strong_20_Emphasis"><text:span text:style-name="T6">1, 2,</text:span></text:span><text:span text:style-name="Strong_20_Emphasis"> </text:span><text:span text:style-name="Strong_20_Emphasis"><text:span text:style-name="T6">3</text:span></text:span><text:span text:style-name="T6"> tendrán pertenecerán a la </text:span><text:span text:style-name="Strong_20_Emphasis"><text:span text:style-name="T12">última</text:span></text:span><text:span text:style-name="T6"> subred. Los alumnos </text:span><text:span text:style-name="Strong_20_Emphasis"><text:span text:style-name="T11">4, 5, y 6</text:span></text:span><text:span text:style-name="T6"> a la </text:span><text:span text:style-name="T9">penúltima</text:span><text:span text:style-name="T6"> subred y así sucesivamente.</text:span></text:p>
      <text:p text:style-name="P8"><text:span text:style-name="T6">Asigna a la máquina virtual de forma </text:span><text:span text:style-name="Strong_20_Emphasis"><text:span text:style-name="T6">estática temporal</text:span></text:span><text:span text:style-name="T6"> la </text:span><text:span text:style-name="Strong_20_Emphasis"><text:span text:style-name="T6">IP</text:span></text:span><text:span text:style-name="T6"> y la </text:span><text:span text:style-name="Strong_20_Emphasis"><text:span text:style-name="T6">máscara</text:span></text:span><text:span text:style-name="T6"> que le corresponde según la subred a la que pertenece. Comprueba que puedes hacer </text:span><text:span text:style-name="Strong_20_Emphasis"><text:span text:style-name="T6">ping</text:span></text:span><text:span text:style-name="T6"> a los compañeros de la misma subred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0"/>
            <text:p text:style-name="P10"/>
          </table:table-cell>
        </table:table-row>
      </table:table>
      <text:p text:style-name="P2"><text:span text:style-name="Source_20_Text"><text:span text:style-name="T10"/></text:span></text:p>
      <text:p text:style-name="P8"><text:span text:style-name="T6">d) Configura de forma </text:span><text:span text:style-name="Strong_20_Emphasis"><text:span text:style-name="T6">estática permanente</text:span></text:span><text:span text:style-name="T6"> la red con los parámetros obtenidos en el apartado anterior. Usa como </text:span><text:span text:style-name="Strong_20_Emphasis"><text:span text:style-name="T6">puerta de enlace</text:span></text:span><text:span text:style-name="T6"> la </text:span><text:span text:style-name="Strong_20_Emphasis"><text:span text:style-name="T6">última dirección disponible</text:span></text:span><text:span text:style-name="T6"> de la subred a la que perteneces y como servidor de DNS la dirección IP </text:span><text:span text:style-name="Strong_20_Emphasis"><text:span text:style-name="T6">172.16.0.1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"/>
            <text:p text:style-name="P10"/>
          </table:table-cell>
        </table:table-row>
      </table:table>
      <text:p text:style-name="P2"><text:span text:style-name="Source_20_Text"><text:span text:style-name="T10"><text:tab/></text:span></text:span><text:span text:style-name="T6">Con la configuración anterior ¿Puedes acceder a Internet?¿Por qué?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"/>
            <text:p text:style-name="P10"/>
          </table:table-cell>
        </table:table-row>
      </table:table>
      <text:p text:style-name="P24">¿Puedes hacer ping a un equipo de otra subred?¿Por qué?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0"/>
            <text:p text:style-name="P10"/>
          </table:table-cell>
        </table:table-row>
      </table:table>
      <text:p text:style-name="P8"><text:span text:style-name="Source_20_Text"><text:span text:style-name="T10"/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ymbol" svg:font-family="Symbol"/>
    <style:font-face style:name="courier new" svg:font-family="'courier new', courier, monospace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ef2d7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54ef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f2d7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8a20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13</text:span><text:span text:style-name="MT1">. </text:span><text:span text:style-name="MT3">Configuración de la red en Linux. </text:span><text:span text:style-name="MT2">Consolidación II</text:span><text:span text:style-name="MT4">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3-13T08:36:03.101603839</dc:date>
    <meta:editing-cycles>31</meta:editing-cycles>
    <meta:editing-duration>PT7H14M36S</meta:editing-duration>
    <meta:generator>LibreOffice/4.2.7.2$Linux_X86_64 LibreOffice_project/420m0$Build-2</meta:generator>
    <dc:creator>ivan </dc:creator>
    <meta:document-statistic meta:table-count="16" meta:image-count="1" meta:object-count="0" meta:page-count="3" meta:paragraph-count="34" meta:word-count="510" meta:character-count="3070" meta:non-whitespace-character-count="2596"/>
    <meta:user-defined meta:name="Información 1"/>
    <meta:user-defined meta:name="Información 2"/>
    <meta:user-defined meta:name="Información 3"/>
    <meta:user-defined meta:name="Información 4"/>
  </office:meta>
</office:document-meta>
</file>